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530" calcext:value-type="float">
            <text:p>245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qu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au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lu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o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ou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r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ou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ow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r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av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v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r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uf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u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c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l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rf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r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s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tu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7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a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r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au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o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ou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47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47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4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7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7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ab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a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i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o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r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r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sc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u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u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u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3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a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e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o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o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o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u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d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h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n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a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e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J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ud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a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Kau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h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oj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o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4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9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96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9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a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e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if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iu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ov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y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2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2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2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2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2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28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2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37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376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376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c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c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e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e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er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e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i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o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o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or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o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36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3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ar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Ne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Ni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Nob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O-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ei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k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ap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a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el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ep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et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h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il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oi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ou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2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R27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R55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55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ab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ac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ad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an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-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e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e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ev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i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i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ob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oc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Ro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o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o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4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5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5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5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5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6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8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9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9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9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an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ch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c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cr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en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h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h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Shi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h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ic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in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li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mi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n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o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r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t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ti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o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tu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ur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wa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y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53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5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5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5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5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5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6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8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8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8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8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9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9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9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9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9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9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9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an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ar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at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el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e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er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ho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hr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hu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in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om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o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or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ou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ra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r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ri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 office:value-type="string" calcext:value-type="string">
            <text:p>Tu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 office:value-type="string" calcext:value-type="string">
            <text:p>Tyn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 office:value-type="string" calcext:value-type="string">
            <text:p>Ug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 office:value-type="string" calcext:value-type="string">
            <text:p>Und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 office:value-type="string" calcext:value-type="string">
            <text:p>Vel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 office:value-type="string" calcext:value-type="string">
            <text:p>Vey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 office:value-type="string" calcext:value-type="string">
            <text:p>Vi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 office:value-type="string" calcext:value-type="string">
            <text:p>Vin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 office:value-type="string" calcext:value-type="string">
            <text:p>Viv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 office:value-type="string" calcext:value-type="string">
            <text:p>Vla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 office:value-type="string" calcext:value-type="string">
            <text:p>Vo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 office:value-type="string" calcext:value-type="string">
            <text:p>Wa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 office:value-type="string" calcext:value-type="string">
            <text:p>Wad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 office:value-type="string" calcext:value-type="string">
            <text:p>Wal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 office:value-type="string" calcext:value-type="string">
            <text:p>Wan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 office:value-type="string" calcext:value-type="string">
            <text:p>Wat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 office:value-type="string" calcext:value-type="string">
            <text:p>Web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 office:value-type="string" calcext:value-type="string">
            <text:p>We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 office:value-type="string" calcext:value-type="string">
            <text:p>Wis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 office:value-type="string" calcext:value-type="string">
            <text:p>Wys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string" calcext:value-type="string">
            <text:p>Yu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 office:value-type="string" calcext:value-type="string">
            <text:p>Z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 office:value-type="string" calcext:value-type="string">
            <text:p>Zim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 office:value-type="string" calcext:value-type="string">
            <text:p>Zwi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 office:value-type="string" calcext:value-type="string">
            <text:p>c.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 office:value-type="string" calcext:value-type="string">
            <text:p>v.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 office:value-type="string" calcext:value-type="string">
            <text:p>v.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 office:value-type="string" calcext:value-type="string">
            <text:p>v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5T16:41:38.884192596</meta:creation-date>
    <dc:date>2024-03-25T16:52:05.320059608</dc:date>
    <meta:editing-duration>PT16S</meta:editing-duration>
    <meta:editing-cycles>1</meta:editing-cycles>
    <meta:document-statistic meta:table-count="1" meta:cell-count="744" meta:object-count="0"/>
    <meta:generator>LibreOffice/6.4.7.2$Linux_X86_64 LibreOffice_project/40$Build-2</meta:generator>
  </office:meta>
</office:document-meta>
</file>